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style:line-height-at-least="0.1979in" fo:background-color="#1E1E1E"/>
    </style:style>
    <style:style style:name="T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</office:automatic-styles>
  <office:body>
    <office:text text:use-soft-page-breaks="true">
      <text:p text:style-name="P1">To strat running the program on local machine on multiple kernels:</text:p>
      <text:p text:style-name="Standard"/>
      <text:p text:style-name="Standard">1. master:</text:p>
      <text:p text:style-name="Standard"><text:tab/>python3 master.py 3</text:p>
      <text:p text:style-name="Standard"/>
      <text:p text:style-name="Standard">2. Client:</text:p>
      <text:p text:style-name="P2"><text:tab/><text:span text:style-name="T3">python3 client.py 192.168.1.2 3</text:span></text:p>
      <text:p text:style-name="Standard"/>
      <text:p text:style-name="Standard">3. Datakeeper:</text:p>
      <text:p text:style-name="Standard"><text:tab/>python3 datakeerper.py 6666</text:p>
      <text:p text:style-name="Standard"/>
      <text:p text:style-name="Standard">4.<text:s/>DatakeeperAlive:</text:p>
      <text:p text:style-name="Standard"><text:tab/>python3 datakeeperAlive.py 6666</text:p>
      <text:p text:style-name="Standard"/>
      <text:p text:style-name="Standard">In dk_ips.txt file:</text:p>
      <text:p text:style-name="Standard"><text:tab/>&lt;number of datakeepers&gt; &lt;list of their ip:ports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0-04-16T18:05:00Z</meta:creation-date>
    <dc:date>2020-04-30T00:00:00Z</dc:date>
    <meta:template xlink:href="Normal.dotm" xlink:type="simple"/>
    <meta:editing-cycles>3</meta:editing-cycles>
    <meta:editing-duration>PT240S</meta:editing-duration>
    <meta:document-statistic meta:page-count="1" meta:paragraph-count="1" meta:word-count="47" meta:character-count="314" meta:row-count="2" meta:non-whitespace-character-count="268"/>
  </office:meta>
</office:document-meta>
</file>